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pow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Dut Efficency</text:p>
          </table:table-cell>
          <table:table-cell office:value-type="string" calcext:value-type="string">
            <text:p>Irradiance</text:p>
          </table:table-cell>
          <table:table-cell/>
        </table:table-row>
        <table:table-row table:style-name="ro1">
          <table:table-cell/>
          <table:table-cell office:value-type="float" office:value="0.03476" calcext:value-type="float">
            <text:p>0.03476</text:p>
          </table:table-cell>
          <table:table-cell office:value-type="float" office:value="0.147" calcext:value-type="float">
            <text:p>0.147</text:p>
          </table:table-cell>
          <table:table-cell table:style-name="ce1" table:formula="of:=(([.B5])/[.C5])" office:value-type="percentage" office:value="0.236462585034014" calcext:value-type="percentage">
            <text:p>23.65%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/>
          <table:table-cell office:value-type="float" office:value="0.03476" calcext:value-type="float">
            <text:p>0.03476</text:p>
          </table:table-cell>
          <table:table-cell office:value-type="float" office:value="0.147" calcext:value-type="float">
            <text:p>0.147</text:p>
          </table:table-cell>
          <table:table-cell table:formula="of:=(([.B6])/[.C6]/7)" office:value-type="float" office:value="0.0337803692905734" calcext:value-type="float">
            <text:p>0.0337803692905734</text:p>
          </table:table-cell>
          <table:table-cell office:value-type="float" office:value="1072" calcext:value-type="float">
            <text:p>1072</text:p>
          </table:table-cell>
          <table:table-cell/>
        </table:table-row>
        <table:table-row table:style-name="ro1">
          <table:table-cell/>
          <table:table-cell office:value-type="float" office:value="0.04077" calcext:value-type="float">
            <text:p>0.04077</text:p>
          </table:table-cell>
          <table:table-cell office:value-type="float" office:value="0.147" calcext:value-type="float">
            <text:p>0.147</text:p>
          </table:table-cell>
          <table:table-cell table:style-name="ce1" table:formula="of:=[.B7]/[.C7]" office:value-type="percentage" office:value="0.27734693877551" calcext:value-type="percentage">
            <text:p>27.73%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formula="of:=0.115*0.182*7" office:value-type="float" office:value="0.14651" calcext:value-type="float">
            <text:p>0.1465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n one cell</text:p>
          </table:table-cell>
        </table:table-row>
        <table:table-row table:style-name="ro1">
          <table:table-cell table:number-columns-repeated="5"/>
          <table:table-cell table:formula="of:=107*0.021" office:value-type="float" office:value="2.247" calcext:value-type="float">
            <text:p>2.24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float" office:value="0.03476" calcext:value-type="float">
            <text:p>0.03476</text:p>
          </table:table-cell>
          <table:table-cell office:value-type="float" office:value="0.1781" calcext:value-type="float">
            <text:p>0.1781</text:p>
          </table:table-cell>
          <table:table-cell office:value-type="float" office:value="18.2" calcext:value-type="float">
            <text:p>18.2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table:formula="of:=[.B14]/[.C14]" office:value-type="percentage" office:value="0.195171252105559" calcext:value-type="percentage">
            <text:p>19.52%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table:formula="of:=19.52-18.2" office:value-type="float" office:value="1.32" calcext:value-type="float">
            <text:p>1.3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 table:formula="of:=34.76/[.F12]" office:value-type="percentage" office:value="15.4695149087672" calcext:value-type="percentage">
            <text:p>1546.95%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float" office:value="21.53" calcext:value-type="float">
            <text:p>21.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27.25" calcext:value-type="float">
            <text:p>27.25</text:p>
          </table:table-cell>
          <table:table-cell table:number-columns-repeated="2"/>
        </table:table-row>
        <table:table-row table:style-name="ro1">
          <table:table-cell table:number-columns-repeated="3"/>
          <table:table-cell table:formula="of:=[.D22]-[.D21]" office:value-type="float" office:value="5.72" calcext:value-type="float">
            <text:p>5.72</text:p>
          </table:table-cell>
          <table:table-cell/>
          <table:table-cell table:formula="of:=0.021*1072" office:value-type="float" office:value="22.512" calcext:value-type="float">
            <text:p>22.512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formula="of:=11.15*4.87" office:value-type="float" office:value="54.3005" calcext:value-type="float">
            <text:p>54.3005</text:p>
          </table:table-cell>
          <table:table-cell/>
          <table:table-cell table:formula="of:=[.B29]/[.C14]" office:value-type="float" office:value="304.887703537339" calcext:value-type="float">
            <text:p>304.887703537339</text:p>
          </table:table-cell>
          <table:table-cell table:number-columns-repeated="2"/>
        </table:table-row>
        <table:table-row table:style-name="ro1" table:number-rows-repeated="4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/>
          <table:table-cell office:value-type="float" office:value="0.0347" calcext:value-type="float">
            <text:p>0.0347</text:p>
          </table:table-cell>
          <table:table-cell/>
          <table:table-cell table:style-name="ce1" office:value-type="percentage" office:value="0.2364" calcext:value-type="percentage">
            <text:p>23.64%</text:p>
          </table:table-cell>
          <table:table-cell table:formula="of:=[.D35]*0.021" office:value-type="float" office:value="0.0049644" calcext:value-type="float">
            <text:p>0.0049644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formula="of:=[.B35]/[.D35]" office:value-type="float" office:value="0.14678510998308" calcext:value-type="float">
            <text:p>0.14678510998308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office:value-type="float" office:value="1467" calcext:value-type="float">
            <text:p>1467</text:p>
          </table:table-cell>
          <table:table-cell/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table:number-columns-repeated="3"/>
          <table:table-cell table:formula="of:=[.C40]/7" office:value-type="float" office:value="209.571428571429" calcext:value-type="float">
            <text:p>209.57142857142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30T14:15:58.744874152</meta:creation-date>
    <dc:date>2023-12-30T15:39:34.168983304</dc:date>
    <meta:editing-duration>PT1M44S</meta:editing-duration>
    <meta:editing-cycles>1</meta:editing-cycles>
    <meta:document-statistic meta:table-count="1" meta:cell-count="38" meta:object-count="0"/>
    <meta:generator>LibreOffice/7.3.7.2$Linux_X86_64 LibreOffice_project/30$Build-2</meta:generator>
  </office:meta>
</office:document-meta>
</file>